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299.1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48.7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6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henology observing process</text:p>
          </table:table-cell>
          <table:table-cell office:value-type="string" calcext:value-type="string">
            <text:p>'observing process' (bco:0000003)</text:p>
          </table:table-cell>
          <table:table-cell office:value-type="string" calcext:value-type="string">
            <text:p>An {observing process} that has as input a {whole plant} and has as output a {measurement datum}.</text:p>
          </table:table-cell>
          <table:table-cell/>
          <table:table-cell table:style-name="ce5" office:value-type="string" calcext:value-type="string">
            <text:p>'observing process' THAT ('has_specified_input' SOME 'whole plant') AND</text:p>
            <text:p>('has_specified_output' SOME 'measurement datum')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quality' (PATO:0000001)</text:p>
          </table:table-cell>
          <table:table-cell office:value-type="string" calcext:value-type="string">
            <text:p>A {quality} of a {whole plant} that is measured by the number of some {plant structure} that are part of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quality' (PATO:0000001)</text:p>
          </table:table-cell>
          <table:table-cell office:value-type="string" calcext:value-type="string">
            <text:p>A {quality} of a {whole plant} that is measured by the number of some {plant structure} that the plant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office:value-type="string" calcext:value-type="string">
            <text:p>leaf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A {quality} of a {whole plant} that is measured by the number of vascular leaves that are part of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office:value-type="string" calcext:value-type="string">
            <text:p>expanding leaf presence</text:p>
          </table:table-cell>
          <table:table-cell office:value-type="string" calcext:value-type="string">
            <text:p>'leaf presence'</text:p>
          </table:table-cell>
          <table:table-cell office:value-type="string" calcext:value-type="string">
            <text:p>A {quality} of a {whole plant} that is measured by the number of leaves on the plant that are in the {vascular leaf 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office:value-type="string" calcext:value-type="string">
            <text:p>mature leaf presence</text:p>
          </table:table-cell>
          <table:table-cell office:value-type="string" calcext:value-type="string">
            <text:p>'leaf presence'</text:p>
          </table:table-cell>
          <table:table-cell office:value-type="string" calcext:value-type="string">
            <text:p>A {quality} of a {whole plant} that is measured by the number of leaves on the plant that are in the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office:value-type="string" calcext:value-type="string">
            <text:p>senescent leaf presence</text:p>
          </table:table-cell>
          <table:table-cell office:value-type="string" calcext:value-type="string">
            <text:p>'leaf presence'</text:p>
          </table:table-cell>
          <table:table-cell office:value-type="string" calcext:value-type="string">
            <text:p>A {quality} of a {whole plant} that is measured by the number of leaves on the plant that are in the {vascular leaf senescen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office:value-type="string" calcext:value-type="string">
            <text:p>breaking buds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A {quality} of a {whole plant} that is measured by the number of vegetative buds on the plant that are in the {bud burs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A {quality} of a {whole plant} that is measured by the number of vascular leaves that the plant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quality} of a {whole plant} that is measured by the number of above-ground shoot-born shoot systems on the plant that do not yet have any leaves in the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A {quality} of a {whole plant} that is measured by the number of flower buds, flowers, and/or inflorescences on the plant that have not yet begun {floral organ senescenc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flower presence'</text:p>
          </table:table-cell>
          <table:table-cell office:value-type="string" calcext:value-type="string">
            <text:p>A {quality} of a {whole plant} that is measured by the number of inflorescences on the plant that have not yet begun {floral organ senescenc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office:value-type="string" calcext:value-type="string">
            <text:p>open flower presence</text:p>
          </table:table-cell>
          <table:table-cell office:value-type="string" calcext:value-type="string">
            <text:p>'flower presence'</text:p>
          </table:table-cell>
          <table:table-cell office:value-type="string" calcext:value-type="string">
            <text:p>A {quality} of a {whole plant} that is measured by the number of open flowers on the plant that have not yet begun {floral organ senescenc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office:value-type="string" calcext:value-type="string">
            <text:p>pollen-releasing flower presence</text:p>
          </table:table-cell>
          <table:table-cell office:value-type="string" calcext:value-type="string">
            <text:p>'open flower presence'</text:p>
          </table:table-cell>
          <table:table-cell office:value-type="string" calcext:value-type="string">
            <text:p>A {quality} of a {whole plant} that is measured by the number of flowers on the plant that are in the {flowering stage} and are releasing pollen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A {quality} of a {whole plant} that is measured by the number of fruits that are part of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office:value-type="string" calcext:value-type="string">
            <text:p>ripe fruit presence</text:p>
          </table:table-cell>
          <table:table-cell office:value-type="string" calcext:value-type="string">
            <text:p>'fruit presence'</text:p>
          </table:table-cell>
          <table:table-cell office:value-type="string" calcext:value-type="string">
            <text:p>A {quality} of a {whole plant} that is measured by the number of fruits on the plant that are in the {fruit ripening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A {quality} of a {whole plant} that is measured by the number of the plant's mature fruits that have been abscised or that have released mature seeds or that have been removed by an herbivore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A {quality} of a {whole plant} that is measured by the number of cones (strobili) that are part of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A {quality} of a {whole plant} that is measured by the number of male/pollen cones (microsporangiate strobili) on the plant that have not yet released all of their pollen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office:value-type="string" calcext:value-type="string">
            <text:p>open pollen cone presence</text:p>
          </table:table-cell>
          <table:table-cell office:value-type="string" calcext:value-type="string">
            <text:p>'pollen cone presence'</text:p>
          </table:table-cell>
          <table:table-cell office:value-type="string" calcext:value-type="string">
            <text:p>A {quality} of a {whole plant} that is measured by the number of open male/pollen cones (microsporangiate strobili) on the plant that have not yet released all of their pollen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office:value-type="string" calcext:value-type="string">
            <text:p>pollen-releasing pollen cone presence</text:p>
          </table:table-cell>
          <table:table-cell office:value-type="string" calcext:value-type="string">
            <text:p>'open pollen cone presence'</text:p>
          </table:table-cell>
          <table:table-cell office:value-type="string" calcext:value-type="string">
            <text:p>A {quality} of a {whole plant} that is measured by the number of open male/pollen cones (microsporangiate strobili) on the plant that are releasing pollen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A {quality} of a {whole plant} that is measured by the number of female/seed cones (megasporangiate strobili) on the plant that have not yet released all of their seeds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office:value-type="string" calcext:value-type="string">
            <text:p>unripe seed cone presence</text:p>
          </table:table-cell>
          <table:table-cell office:value-type="string" calcext:value-type="string">
            <text:p>'seed cone presence'</text:p>
          </table:table-cell>
          <table:table-cell office:value-type="string" calcext:value-type="string">
            <text:p>A {quality} of a {whole plant} that is measured by the number of unripe female/seed cones (megasporangiate strobili) on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ripe seed cone presence</text:p>
          </table:table-cell>
          <table:table-cell office:value-type="string" calcext:value-type="string">
            <text:p>'seed cone presence'</text:p>
          </table:table-cell>
          <table:table-cell office:value-type="string" calcext:value-type="string">
            <text:p>A {quality} of a {whole plant} that is measured by the number of ripe female/seed cones (megasporangiate strobili) on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A {quality} of a {whole plant} that is measured by the number of the plant's mature female/seed cones (megasporangiate strobili) that have been abscised or that have released mature seeds or that have been removed by an herbivore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9T11:03:19.316167423</dc:date>
    <dc:creator>Brian </dc:creator>
    <meta:editing-duration>P6DT11H1M44S</meta:editing-duration>
    <meta:editing-cycles>24</meta:editing-cycles>
    <meta:generator>LibreOffice/5.1.4.2$Linux_X86_64 LibreOffice_project/10m0$Build-2</meta:generator>
    <meta:document-statistic meta:table-count="1" meta:cell-count="160" meta:object-count="0"/>
  </office:meta>
</office:document-meta>
</file>